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17">
      <style:table-cell-properties fo:background-color="#66cc00"/>
    </style:style>
    <style:style style:name="ce3" style:family="table-cell" style:parent-style-name="Default">
      <style:table-cell-properties fo:background-color="#66cc00"/>
    </style:style>
    <style:style style:name="ce4" style:family="table-cell" style:parent-style-name="Default">
      <style:table-cell-properties fo:background-color="#ff3300"/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cc00" fo:border="0.0008in solid #0000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>
            <text:p>ОТ</text:p>
          </table:table-cell>
          <table:table-cell table:style-name="ce2" office:value-type="date" office:date-value="2018-10-22">
            <text:p>22/10/1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ДО</text:p>
          </table:table-cell>
          <table:table-cell table:style-name="ce2" office:value-type="date" office:date-value="2021-01-22">
            <text:p>22/1/21</text:p>
          </table:table-cell>
          <table:table-cell table:number-columns-repeated="2"/>
          <table:table-cell table:style-name="ce7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R0(начальное раст)</text:p>
          </table:table-cell>
          <table:table-cell table:style-name="ce3" office:value-type="float" office:value="307.907">
            <text:p>307.90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Дней прошло</text:p>
          </table:table-cell>
          <table:table-cell table:style-name="ce4" table:formula="of:=[.C4]-[.C3]" office:value-type="float" office:value="823">
            <text:p>8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1/2 Период пп</text:p>
          </table:table-cell>
          <table:table-cell table:style-name="ce5" office:value-type="float" office:value="11018.5">
            <text:p>11018.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R</text:p>
          </table:table-cell>
          <table:table-cell table:style-name="ce6" table:formula="of:=(2^(-([.C7]/(2*[.C8]))))*[.C6]" office:value-type="float" office:value="300.038656024511">
            <text:p>300.0386560245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date-style style:name="N117">
      <number:day/>
      <number:text>/</number:text>
      <number:month/>
      <number:text>/</number:text>
      <number:year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2">01/22/2021</text:date>, <text:time>16:44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5:36:45.03</meta:creation-date>
    <dc:date>2021-01-22T16:44:34.40</dc:date>
    <meta:editing-duration>PT1H7M44S</meta:editing-duration>
    <meta:editing-cycles>8</meta:editing-cycles>
    <meta:generator>OpenOffice/4.1.6$Win32 OpenOffice.org_project/416m1$Build-9790</meta:generator>
    <meta:document-statistic meta:table-count="3" meta:cell-count="12" meta:object-count="0"/>
  </office:meta>
</office:document-meta>
</file>